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-0.0382in" fo:margin-top="0in" fo:margin-bottom="0in" loext:contextual-spacing="false" fo:text-align="justify" style:justify-single-word="false" fo:text-indent="0in" style:auto-text-indent="false" style:page-number="1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acking ético: rama de la seguridad informática que permite evaluar</text:span></text:p>
      <text:p text:style-name="P2"><text:span text:style-name="T1">el nivel de vulnerabilidad y el riesgo en el que se encuentran los</text:span></text:p>
      <text:p text:style-name="P2"><text:span text:style-name="T1">sistemas informáticos o los activos de una organización de forma</text:span></text:p>
      <text:p text:style-name="P2"><text:span text:style-name="T1">legal y autorizada.</text:span></text:p>
      <text:p text:style-name="P3"/>
      <text:p text:style-name="P2"><text:span text:style-name="T1">Proceso de hacking ético</text:span></text:p>
      <text:p text:style-name="P2"><text:span text:style-name="T1">El trabajo de hacking ético tiene las siguiente etapas:</text:span></text:p>
      <text:p text:style-name="P2"><text:span text:style-name="T1">1º Contrato con el cliente de las pruebas a realizar incluido un</text:span></text:p>
      <text:p text:style-name="P2"><text:span text:style-name="T1">2º acuerdo de no revelar información.</text:span></text:p>
      <text:p text:style-name="P2"><text:span text:style-name="T1">3º Crear un equipo de hacking y planificar las pruebas</text:span></text:p>
      <text:p text:style-name="P2"><text:span text:style-name="T1">Realizar los tests</text:span></text:p>
      <text:p text:style-name="P2"><text:span text:style-name="T1">4º Analizar los resultados y realizar un informe</text:span></text:p>
      <text:p text:style-name="P2"><text:span text:style-name="T1">5º Entrega del informe al cliente.</text:span></text:p>
      <text:p text:style-name="P3"/>
      <text:p text:style-name="P2"><text:span text:style-name="T1">hay que seguir 5 pasos</text:span></text:p>
      <text:p text:style-name="P3"/>
      <text:p text:style-name="P2"><text:span text:style-name="T1">fase 1:Reconocimiento</text:span></text:p>
      <text:p text:style-name="P2"><text:span text:style-name="T1">fase en la que se intenta recabar información de la red que se va a hackear. hay dos tipos activa y pasiva</text:span></text:p>
      <text:p text:style-name="P3"/>
      <text:p text:style-name="P2"><text:span text:style-name="T1">Fase 2: Escaneo</text:span></text:p>
      <text:p text:style-name="P2"><text:span text:style-name="T1">prolongación del reconocimiento activo destinado a detectar</text:span></text:p>
      <text:p text:style-name="P2"><text:span text:style-name="T1">vulnerabilidades específicas.</text:span></text:p>
      <text:p text:style-name="P3"/>
      <text:p text:style-name="P2"><text:span text:style-name="T1">fase 3:ganar acceso</text:span></text:p>
      <text:p text:style-name="P2"><text:span text:style-name="T1">conseguir acceder a la red de varias maneras la más común es por inyección de código como virus o malware.</text:span></text:p>
      <text:p text:style-name="P3"><text:soft-page-break/></text:p>
      <text:p text:style-name="P2"><text:span text:style-name="T1">fase 4:mantener el acceso</text:span></text:p>
      <text:p text:style-name="P2"><text:span text:style-name="T1">El atacante puede usar los recursos de la máquina, puede usar el</text:span></text:p>
      <text:p text:style-name="P2"><text:span text:style-name="T1">sistema para lanzar otro ataque, o mantener un perfil bajo para</text:span></text:p>
      <text:p text:style-name="P2"><text:span text:style-name="T1">explorar el sistema.</text:span></text:p>
      <text:p text:style-name="P3"/>
      <text:p text:style-name="P3"/>
      <text:p text:style-name="P3"/>
      <text:p text:style-name="P2"><text:span text:style-name="T1">fase 5:cubrir las huellas.</text:span></text:p>
      <text:p text:style-name="P2"><text:span text:style-name="T1">Se pueden usar troyanos o rootkit para borrar/esconder la actividad</text:span></text:p>
      <text:p text:style-name="P2"><text:span text:style-name="T1">del atacante de forma que pueda mantener el acceso y evadir la l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215" meta:character-count="1259" meta:non-whitespace-character-count="1071"/>
    <meta:generator>LibreOfficeDev/5.1.0.3$Linux_X86_64 LibreOffice_project/</meta:generator>
  </office:meta>
</office:document-meta>
</file>